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198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69cm"/>
    </style:style>
    <style:style style:name="Tabela1.B" style:family="table-column">
      <style:table-column-properties style:column-width="2.205cm"/>
    </style:style>
    <style:style style:name="Tabela1.C" style:family="table-column">
      <style:table-column-properties style:column-width="4.101cm"/>
    </style:style>
    <style:style style:name="Tabela1.D" style:family="table-column">
      <style:table-column-properties style:column-width="8.202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3" style:family="table-row">
      <style:table-row-properties style:min-row-height="0.6cm" fo:keep-together="auto"/>
    </style:style>
    <style:style style:name="Tabela1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15.302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4.299cm"/>
    </style:style>
    <style:style style:name="Tabela2.B" style:family="table-column">
      <style:table-column-properties style:column-width="8.251cm"/>
    </style:style>
    <style:style style:name="Tabela2.C" style:family="table-column">
      <style:table-column-properties style:column-width="2.752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6cm" fo:keep-together="auto"/>
    </style:style>
    <style:style style:name="Tabela2.B4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03067a"/>
    </style:style>
    <style:style style:name="P2" style:family="paragraph" style:parent-style-name="Standard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erif" officeooo:paragraph-rsid="0002a811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erif" officeooo:paragraph-rsid="0008a4dc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erif" officeooo:paragraph-rsid="0008a4dc" style:font-name-complex="Ari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erif" fo:font-weight="bold" officeooo:paragraph-rsid="0008a4dc" style:font-weight-asian="bold" style:font-name-complex="Arial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02a811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0b2416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13ec81"/>
    </style:style>
    <style:style style:name="P10" style:family="paragraph" style:parent-style-name="Standard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15%"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18bb" officeooo:paragraph-rsid="000e1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15%" fo:text-align="justify" style:justify-single-word="false"/>
      <style:text-properties officeooo:rsid="0003067a" officeooo:paragraph-rsid="0013ec81"/>
    </style:style>
    <style:style style:name="P15" style:family="paragraph" style:parent-style-name="Text_20_body">
      <style:paragraph-properties fo:line-height="115%" fo:text-align="justify" style:justify-single-word="false"/>
      <style:text-properties officeooo:rsid="0003067a" officeooo:paragraph-rsid="0003067a"/>
    </style:style>
    <style:style style:name="P16" style:family="paragraph" style:parent-style-name="Text_20_body">
      <style:paragraph-properties fo:line-height="115%" fo:text-align="justify" style:justify-single-word="false"/>
    </style:style>
    <style:style style:name="P17" style:family="paragraph" style:parent-style-name="Text_20_body">
      <style:paragraph-properties fo:line-height="115%" fo:text-align="justify" style:justify-single-word="false"/>
      <style:text-properties style:font-name="Liberation Serif" officeooo:paragraph-rsid="001488e5"/>
    </style:style>
    <style:style style:name="P18" style:family="paragraph" style:parent-style-name="Text_20_body">
      <style:paragraph-properties fo:line-height="115%" fo:text-align="justify" style:justify-single-word="false"/>
      <style:text-properties style:font-name="Liberation Serif" officeooo:paragraph-rsid="0016fc4d"/>
    </style:style>
    <style:style style:name="P19" style:family="paragraph" style:parent-style-name="Text_20_body">
      <style:paragraph-properties fo:line-height="115%" fo:text-align="justify" style:justify-single-word="false"/>
      <style:text-properties style:font-name="Liberation Serif" officeooo:paragraph-rsid="0018aa37"/>
    </style:style>
    <style:style style:name="P20" style:family="paragraph" style:parent-style-name="Table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Versões">
      <style:paragraph-properties fo:line-height="115%"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67a" officeooo:paragraph-rsid="00030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4c6" officeooo:paragraph-rsid="000c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391" officeooo:paragraph-rsid="0013b3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998" officeooo:paragraph-rsid="001559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647f" officeooo:paragraph-rsid="001564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Versões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67a" officeooo:paragraph-rsid="00030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4c6" officeooo:paragraph-rsid="000c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391" officeooo:paragraph-rsid="0013b3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998" officeooo:paragraph-rsid="001559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647f" officeooo:paragraph-rsid="001564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style:use-window-font-color="true" style:font-name="Liberation Serif" officeooo:paragraph-rsid="0003067a"/>
    </style:style>
    <style:style style:name="P34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b2416" officeooo:paragraph-rsid="000b2416"/>
    </style:style>
    <style:style style:name="P35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fo:font-style="normal" officeooo:rsid="000ce4c6" officeooo:paragraph-rsid="000ce4c6" style:font-style-asian="normal" style:font-style-complex="normal"/>
    </style:style>
    <style:style style:name="P36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fo:font-style="normal" officeooo:rsid="000b2416" officeooo:paragraph-rsid="000e15a6" style:font-style-asian="normal" style:font-style-complex="normal"/>
    </style:style>
    <style:style style:name="P37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e15a6" officeooo:paragraph-rsid="000e15a6"/>
    </style:style>
    <style:style style:name="P38" style:family="paragraph" style:parent-style-name="Text_20_body" style:list-style-name="L1">
      <style:paragraph-properties fo:line-height="115%" fo:text-align="justify" style:justify-single-word="false"/>
      <style:text-properties officeooo:rsid="0008a4dc" officeooo:paragraph-rsid="0008a4dc"/>
    </style:style>
    <style:style style:name="P39" style:family="paragraph" style:parent-style-name="Heading_20_1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40" style:family="paragraph" style:parent-style-name="Heading_20_1" style:list-style-name="WWNum1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41" style:family="paragraph" style:parent-style-name="Title" style:master-page-name="Standard">
      <style:paragraph-properties fo:line-height="115%" fo:text-align="center" style:justify-single-word="false" style:page-number="auto"/>
      <style:text-properties officeooo:rsid="0003067a" officeooo:paragraph-rsid="0003067a"/>
    </style:style>
    <style:style style:name="T1" style:family="text">
      <style:text-properties style:use-window-font-color="true" style:font-name="Liberation Serif" officeooo:rsid="000b2416"/>
    </style:style>
    <style:style style:name="T2" style:family="text">
      <style:text-properties style:use-window-font-color="true" style:font-name="Liberation Serif" officeooo:rsid="000ce4c6"/>
    </style:style>
    <style:style style:name="T3" style:family="text">
      <style:text-properties officeooo:rsid="0003067a"/>
    </style:style>
    <style:style style:name="T4" style:family="text">
      <style:text-properties fo:font-size="12pt" fo:language="pt" fo:country="BR" style:font-size-asian="12pt" style:font-size-complex="12pt"/>
    </style:style>
    <style:style style:name="T5" style:family="text">
      <style:text-properties fo:font-size="12pt" fo:language="pt" fo:country="BR" officeooo:rsid="0003067a" style:font-size-asian="12pt" style:font-size-complex="12pt"/>
    </style:style>
    <style:style style:name="T6" style:family="text">
      <style:text-properties officeooo:rsid="0008a4dc"/>
    </style:style>
    <style:style style:name="T7" style:family="text">
      <style:text-properties fo:font-weight="bold" style:font-weight-asian="bold" style:font-name-complex="Arial"/>
    </style:style>
    <style:style style:name="T8" style:family="text">
      <style:text-properties fo:font-weight="bold" officeooo:rsid="0008a4dc" style:font-weight-asian="bold" style:font-name-complex="Arial"/>
    </style:style>
    <style:style style:name="T9" style:family="text">
      <style:text-properties fo:font-weight="bold" officeooo:rsid="001488e5" style:font-weight-asian="bold" style:font-name-complex="Arial"/>
    </style:style>
    <style:style style:name="T10" style:family="text">
      <style:text-properties fo:font-weight="bold" officeooo:rsid="002dda52" style:font-weight-asian="bold" style:font-name-complex="Arial"/>
    </style:style>
    <style:style style:name="T11" style:family="text">
      <style:text-properties style:font-name-complex="Arial"/>
    </style:style>
    <style:style style:name="T12" style:family="text">
      <style:text-properties officeooo:rsid="000b2416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name-complex="Ari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0e18bb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0e18bb"/>
    </style:style>
    <style:style style:name="T19" style:family="text">
      <style:text-properties officeooo:rsid="0019777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Declaração de Escopo</text:p>
      <text:p text:style-name="P1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21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21">Versão</text:p>
          </table:table-cell>
          <table:table-cell table:style-name="Tabela1.B2" office:value-type="string">
            <text:p text:style-name="P27">Data</text:p>
          </table:table-cell>
          <table:table-cell table:style-name="Tabela1.B2" office:value-type="string">
            <text:p text:style-name="P27">Autor</text:p>
          </table:table-cell>
          <table:table-cell table:style-name="Tabela1.D2" office:value-type="string">
            <text:p text:style-name="P27">Notas da Revisão</text:p>
          </table:table-cell>
        </table:table-row>
        <table:table-row table:style-name="Tabela1.3">
          <table:table-cell table:style-name="Tabela1.A2" office:value-type="string">
            <text:p text:style-name="P22">1.0</text:p>
          </table:table-cell>
          <table:table-cell table:style-name="Tabela1.B3" office:value-type="string">
            <text:p text:style-name="P28">19/09/2016</text:p>
          </table:table-cell>
          <table:table-cell table:style-name="Tabela1.B3" office:value-type="string">
            <text:p text:style-name="P28">Noemi Pereira Scherer</text:p>
          </table:table-cell>
          <table:table-cell table:style-name="Tabela1.D2" office:value-type="string">
            <text:p text:style-name="P28">Design do documento; Descrever o objetivo desse documento, <text:span text:style-name="T6">situação atual e justificativa do projeto, objetivo SMART, escopo do produto, exclusões do projeto.</text:span></text:p>
          </table:table-cell>
        </table:table-row>
        <table:table-row table:style-name="Tabela1.3">
          <table:table-cell table:style-name="Tabela1.A2" office:value-type="string">
            <text:p text:style-name="P23">2.0</text:p>
          </table:table-cell>
          <table:table-cell table:style-name="Tabela1.B3" office:value-type="string">
            <text:p text:style-name="P29">20/09/2016</text:p>
          </table:table-cell>
          <table:table-cell table:style-name="Tabela1.B3" office:value-type="string">
            <text:p text:style-name="P29">Noemi pereira Scherer</text:p>
          </table:table-cell>
          <table:table-cell table:style-name="Tabela1.D2" office:value-type="string">
            <text:p text:style-name="P29">Descrever a exclusão do projeto, restrições, <text:span text:style-name="T16">premissas e aprovações.</text:span></text:p>
          </table:table-cell>
        </table:table-row>
        <table:table-row table:style-name="Tabela1.3">
          <table:table-cell table:style-name="Tabela1.A2" office:value-type="string">
            <text:p text:style-name="P24">3.0</text:p>
          </table:table-cell>
          <table:table-cell table:style-name="Tabela1.B3" office:value-type="string">
            <text:p text:style-name="P30">23/11/2016</text:p>
          </table:table-cell>
          <table:table-cell table:style-name="Tabela1.B3" office:value-type="string">
            <text:p text:style-name="P30">Noemi Pereira Scherer</text:p>
          </table:table-cell>
          <table:table-cell table:style-name="Tabela1.D2" office:value-type="string">
            <text:p text:style-name="P30">Descrever segunda entrega.</text:p>
          </table:table-cell>
        </table:table-row>
        <table:table-row table:style-name="Tabela1.3">
          <table:table-cell table:style-name="Tabela1.A2" office:value-type="string">
            <text:p text:style-name="P25">4.0</text:p>
          </table:table-cell>
          <table:table-cell table:style-name="Tabela1.B3" office:value-type="string">
            <text:p text:style-name="P31">28/11/2016</text:p>
          </table:table-cell>
          <table:table-cell table:style-name="Tabela1.B3" office:value-type="string">
            <text:p text:style-name="P31">Noemi Pereira Scherer</text:p>
          </table:table-cell>
          <table:table-cell table:style-name="Tabela1.D2" office:value-type="string">
            <text:p text:style-name="P31">Arrumar os requisitos segunda entrega.</text:p>
          </table:table-cell>
        </table:table-row>
        <table:table-row table:style-name="Tabela1.3">
          <table:table-cell table:style-name="Tabela1.A2" office:value-type="string">
            <text:p text:style-name="P26">5.0</text:p>
          </table:table-cell>
          <table:table-cell table:style-name="Tabela1.B3" office:value-type="string">
            <text:p text:style-name="P32">2<text:span text:style-name="T19">8</text:span>/11/2016</text:p>
          </table:table-cell>
          <table:table-cell table:style-name="Tabela1.B3" office:value-type="string">
            <text:p text:style-name="P32">Noemi Pereira Scherer</text:p>
          </table:table-cell>
          <table:table-cell table:style-name="Tabela1.D2" office:value-type="string">
            <text:p text:style-name="P32">Acrescentar requis<text:span text:style-name="T19">i</text:span>tos da terceira e última entrega.</text:p>
          </table:table-cell>
        </table:table-row>
      </table:table>
      <text:h text:style-name="P39" text:outline-level="1"/>
      <text:list xml:id="list7212241663552990154" text:style-name="WWNum1">
        <text:list-item>
          <text:h text:style-name="P40" text:outline-level="1">Obj<text:bookmark-start text:name="_Toc417921954"/>etivos deste documento<text:bookmark-end text:name="_Toc417921954"/></text:h>
        </text:list-item>
      </text:list>
      <text:p text:style-name="P1"><text:span text:style-name="T4"><text:tab/>Gerenciar o escopo do projeto requer um Plano de gerenciamento do escopo aprovado englobando os principais processos do escopo </text:span><text:span text:style-name="T5">abordado nesse termo</text:span><text:span text:style-name="T4">. </text:span></text:p>
      <text:h text:style-name="P33" text:outline-level="2"/>
      <text:list xml:id="list170157298474109" text:continue-numbering="true" text:style-name="WWNum1">
        <text:list-item>
          <text:h text:style-name="P40" text:outline-level="1"><text:bookmark-start text:name="_Toc383380604"/><text:bookmark-start text:name="_Toc417921955"/>Situação atual e justificativa do projeto<text:bookmark-end text:name="_Toc383380604"/><text:bookmark-end text:name="_Toc417921955"/></text:h>
        </text:list-item>
      </text:list>
      <text:p text:style-name="P2"><text:tab/><text:span text:style-name="T3">A declaração de escopo se enquadra no processo de definição dos requisitos do projeto e as datas para cada entrega. É preciso criar uma declaração de escopo para definir melhor cada etapa que será realizado no projeto: o passo a passo do que será implementado na primeira, segunda e terceira entrega, os requisitos funcionais de cada etapa e os critérios de aceitações.</text:span></text:p>
      <text:p text:style-name="P2"/>
      <text:list xml:id="list170156406000831" text:continue-numbering="true" text:style-name="WWNum1">
        <text:list-item>
          <text:h text:style-name="P40" text:outline-level="1"><text:bookmark-start text:name="_Toc383380605"/><text:bookmark-start text:name="_Toc417921956"/>Objetivos SMART e critérios de sucesso do projeto<text:bookmark-end text:name="_Toc383380605"/><text:bookmark-end text:name="_Toc417921956"/></text:h>
        </text:list-item>
      </text:list>
      <text:p text:style-name="P16"><text:tab/><text:span text:style-name="T6">O projeto será considerado um sucesso se atender a todos os critérios de aceitação de cada entrega, respeitar as restrições e cronograma de execução e principalmente atender os objetivos abaixo:</text:span></text:p>
      <text:list xml:id="list2082903409066938570" text:style-name="L1">
        <text:list-item>
          <text:p text:style-name="P38">Deve ser realizado pelo site do aplicativo o cadastro on-line do usuário e da instituição de ensino.</text:p>
        </text:list-item>
        <text:list-item>
          <text:p text:style-name="P38">Deve ser possível a alteração do cadastro do usuário e da instituição pelo site, inserindo apenas o campo que se deseja a alteração.</text:p>
        </text:list-item>
        <text:list-item>
          <text:p text:style-name="P38">O usuário deve receber um e-mail avisando qual alteração foi feita e que ela foi realizada com sucesso.</text:p>
        </text:list-item>
        <text:list-item>
          <text:p text:style-name="P38">Deve ser possível a exclusão do cadastro do usuário e da instituição através do moderador do site.</text:p>
        </text:list-item>
      </text:list>
      <text:list xml:id="list170156789424821" text:continue-list="list170156406000831" text:style-name="WWNum1">
        <text:list-item>
          <text:h text:style-name="P40" text:outline-level="1"><text:bookmark-start text:name="_Toc383380606"/><text:bookmark-start text:name="_Toc417921957"/><text:soft-page-break/>Escopo do Produto<text:bookmark-end text:name="_Toc383380606"/><text:bookmark-end text:name="_Toc417921957"/></text:h>
        </text:list-item>
      </text:list>
      <text:p text:style-name="P16"><text:tab/><text:span text:style-name="T3">A primeira entrega do projeto consiste em duas etapas: gerenciamento do cadastro de usuários e de Instituições de ensino. Abaixo encontra-se todos os requisitos com suas características que devem ser realizados nessa primeira etapa.</text:span></text:p>
      <text:p text:style-name="P16"/>
      <text:p text:style-name="P4"><text:span text:style-name="T7">RF. 1:</text:span><text:span text:style-name="T11"> Cadastro de Usuário.</text:span></text:p>
      <text:p text:style-name="P5">Descrição: Os usuários do sistema poderão efetuar seu cadastro on-line pelo site.</text:p>
      <text:p text:style-name="P5">Entrada: CPF, E-mail e senha.</text:p>
      <text:p text:style-name="P5">Processo: O cadastro será incluído no banco de dados.</text:p>
      <text:p text:style-name="P5">Saída: Mensagem de confirmação bem sucedido do cadastro caso tenha sido efetuado com sucesso, senão, mensagem de erro.</text:p>
      <text:p text:style-name="P5"/>
      <text:p text:style-name="P4"><text:span text:style-name="T7">RF. 2:</text:span><text:span text:style-name="T11"> Cadastro de Instituição.</text:span></text:p>
      <text:p text:style-name="P5">Descrição: As instituições de ensino podem efetuar seu cadastro on-line pelo site.</text:p>
      <text:p text:style-name="P5">Entrada: CNPJ, E-mail e senha.</text:p>
      <text:p text:style-name="P5">Processo: O cadastro será incluído no banco de dados.</text:p>
      <text:p text:style-name="P5">Saída: Mensagem de confirmação bem sucedido do cadastro caso tenha sido efetuado com sucesso, senão, mensagem de erro.</text:p>
      <text:p text:style-name="P5"/>
      <text:p text:style-name="P4"><text:span text:style-name="T7">RF. 3: </text:span><text:span text:style-name="T11">Alteração de Cadastrado de Usuário</text:span></text:p>
      <text:p text:style-name="P5">Descrição: O usuário informa o campo que ele deseja modificar, e realiza a alteração.</text:p>
      <text:p text:style-name="P5">Entrada: Campo desejado e o novo dado.</text:p>
      <text:p text:style-name="P5">Processo: Atualização do banco de dados.</text:p>
      <text:p text:style-name="P5">Saída: Mensagem de confirmação bem sucedido da modificação do cadastro caso tenha sido efetuado com sucesso, senão, mensagem de erro.</text:p>
      <text:p text:style-name="P5"/>
      <text:p text:style-name="P4"><text:span text:style-name="T7">RF. </text:span><text:span text:style-name="T8">4</text:span><text:span text:style-name="T11"> Alerta de alteração de Cadastro de Usuário</text:span></text:p>
      <text:p text:style-name="P5">Descrição: Assim que o usuário muda algum dado, este dado é classificado de acordo com palavras-chaves de interesse e um alerta é emitido via e-mail para outro usuário, que pré-estabeleceu suas palavras-chaves de interesse.</text:p>
      <text:p text:style-name="P5">Entrada: Palavra-Chave;</text:p>
      <text:p text:style-name="P5">Processo: Atualização do banco de dados.</text:p>
      <text:p text:style-name="P5">Saída: Mensagem de alerta via e-mail para usuários que pré-estabeleceram a mesma palavra-chave.</text:p>
      <text:p text:style-name="P6"/>
      <text:p text:style-name="P4"><text:span text:style-name="T7">RF </text:span><text:span text:style-name="T8">5</text:span><text:span text:style-name="T7">:</text:span><text:span text:style-name="T11"> Exclusão do Cadastro de Usuário</text:span></text:p>
      <text:p text:style-name="P5">Descrição: O moderador do site poderá excluir o cadastro dos usuários.</text:p>
      <text:p text:style-name="P5">Entrada: Nome de usuário e CPF</text:p>
      <text:p text:style-name="P5">Processo: O sistema verifica se o usuário é cadastrado, se for o usuário é excluído.</text:p>
      <text:p text:style-name="P5">Saída: Mensagem de confirmação bem sucedido da exclusão do cadastro caso tenha sido efetuado com sucesso, senão, mensagem de erro.</text:p>
      <text:p text:style-name="P2"/>
      <text:p text:style-name="P14"><text:tab/>A segunda entrega do projeto consiste em duas etapas: gerenciamento dos documentos. Abaixo encontra-se todos os requisitos com suas características que devem ser realizados nessa segunda etapa.</text:p>
      <text:p text:style-name="P9"/>
      <text:p text:style-name="P17"><text:soft-page-break/><text:span text:style-name="T7">RF. </text:span><text:span text:style-name="T9">6</text:span><text:span text:style-name="T11">: Inserção de Documentos</text:span></text:p>
      <text:p text:style-name="P17">Descrição: Os usuários cadastrados podem inserir documentos com suas descrições.</text:p>
      <text:p text:style-name="P17">Entrada: Informações Pessoais (Nome, Endereço Profissional, Endereço Pessoal); University Degrees (Nível de graduação, Ano de Graduação, Título da Monografia/Artigo, Palavra-Chave da Monografia/Artigo, Área de Monografia/Artigo, Orientador da Monografia/Artigo); Proficiência de Idioma (Idioma, Habilidade (reading, writing, speaking, comprehension), Nível de Habilidade (Bom, Razoável, Baixo); Produção Bibliográfica (Título do Artigo, Palavras-Chave do Artigo, Idioma do artigo, Ano do artigo).</text:p>
      <text:p text:style-name="P17">Processo: O sistema insere todos esses dados no banco de dados.</text:p>
      <text:p text:style-name="P17"><text:span text:style-name="T7">RF.</text:span><text:span text:style-name="T9">7</text:span><text:span text:style-name="T7">:</text:span><text:span text:style-name="T11"> </text:span><text:bookmark-start text:name="__DdeLink__1334_1020903448"/><text:span text:style-name="T11">Alteração de Documento</text:span><text:bookmark-end text:name="__DdeLink__1334_1020903448"/></text:p>
      <text:p text:style-name="P17">Descrição: O usuário pode fazer alguma alteração na descrição do documento.</text:p>
      <text:p text:style-name="P17">Entrada: Campo desejado e o novo dado.</text:p>
      <text:p text:style-name="P17">Processo: Atualização da descrição do documento no banco de dados.</text:p>
      <text:p text:style-name="P17">Saída: Mensagem de confirmação bem sucedido da modificação caso tenha sido efetuado com sucesso, senão, mensagem de erro.</text:p>
      <text:p text:style-name="P17"/>
      <text:p text:style-name="P17"><text:span text:style-name="T7">RF. </text:span><text:span text:style-name="T9">8</text:span><text:span text:style-name="T7">:</text:span><text:span text:style-name="T11"> Exclusão de Documento</text:span></text:p>
      <text:p text:style-name="P17">Descrição: O moderador pode efetuar a exclusão de documentos.</text:p>
      <text:p text:style-name="P17">Entrada: Título</text:p>
      <text:p text:style-name="P17">Processo: O sistema busca o título no banco de dados, caso ele encontre ele exclui o documento.</text:p>
      <text:p text:style-name="P17">Saída: Mensagem de confirmação bem sucedido da exclusão do documento caso tenha sido efetuado com sucesso, senão, mensagem de erro.</text:p>
      <text:p text:style-name="P17"/>
      <text:p text:style-name="P17"><text:span text:style-name="T7">RF. </text:span><text:span text:style-name="T9">9</text:span><text:span text:style-name="T7">:</text:span><text:span text:style-name="T11"> Consulta</text:span></text:p>
      <text:p text:style-name="P17">Descrição: O usuário pode buscar um determinado documento de sua escolha através de qualquer campo.</text:p>
      <text:p text:style-name="P17">Entrada: Campo (autor, título, palavra-chave ou local de aplicação) ao qual o usuário deseja fazer a busca e o parâmetro de busca.</text:p>
      <text:p text:style-name="P17">Processo: O sistema busca os documentos referentes ao parâmetro de busca e retorna ao usuário.</text:p>
      <text:p text:style-name="P17">Saída: Os documentos referentes à busca e o link para se efetuar o download, senão mensagem de que não foi encontrado nenhum documento.</text:p>
      <text:p text:style-name="P18"><text:tab/><text:span text:style-name="T3">A última entrega do projeto consiste em gerar os dados do relatório em formato pdf. Abaixo encontra-se os requisitos com suas características que devem ser realizados nessa terceira e última etapa.</text:span></text:p>
      <text:p text:style-name="P19"><text:span text:style-name="T7">RF. </text:span><text:span text:style-name="T10">9</text:span><text:span text:style-name="T7">:</text:span><text:span text:style-name="T11"> Geração de Relatórios</text:span></text:p>
      <text:p text:style-name="P19"><text:soft-page-break/>Descrição: O sistema gera relatórios (resumo do currículo em pdf) para seus usuários, conforme solicitado.</text:p>
      <text:p text:style-name="P19">Entrada: Solicitação via cadastro</text:p>
      <text:p text:style-name="P19"><text:span text:style-name="T11">Saída: Relatório em formato de documento </text:span><text:span text:style-name="T14">pdf.</text:span></text:p>
      <text:list xml:id="list170155868108256" text:continue-numbering="true" text:style-name="WWNum1">
        <text:list-item>
          <text:h text:style-name="P40" text:outline-level="1"><text:bookmark-start text:name="_Toc383380607"/><text:bookmark-start text:name="_Toc417921958"/>Exclusões do projeto / Fora do Escopo<text:bookmark-end text:name="_Toc383380607"/><text:bookmark-end text:name="_Toc417921958"/></text:h>
        </text:list-item>
      </text:list>
      <text:p text:style-name="P2"><text:tab/><text:span text:style-name="T12">Alguns itens não fazem parte do escopo do projeto, mas eles devem ser considerados e entendidos para não ocorrer nenhum erro:</text:span></text:p>
      <text:list xml:id="list3590046838990186663" text:style-name="L2">
        <text:list-item>
          <text:p text:style-name="P34">A interface do site deve ser simples. Para <text:s/>primeira entrega é preciso que tenha uma página inicial explicando o propósito do site, um campo para o <text:span text:style-name="T13">login </text:span><text:span text:style-name="T15">e outro para cadastro.</text:span></text:p>
        </text:list-item>
        <text:list-item>
          <text:p text:style-name="P35">A especificação da página inicial deve conter tudo que pode ser feito no site e as regras de uso.</text:p>
        </text:list-item>
        <text:list-item>
          <text:p text:style-name="P35">Deve existir um cadastro para o moderador, no qual ele terá permissão para alterar todos os dados do site.</text:p>
        </text:list-item>
        <text:list-item>
          <text:p text:style-name="P36">Para o cadastro da instituição de ensino, não deve haver um e-mail sobre dados alterados.</text:p>
        </text:list-item>
      </text:list>
      <text:list xml:id="list170156056126879" text:continue-list="list170155868108256" text:style-name="WWNum1">
        <text:list-item>
          <text:h text:style-name="P40" text:outline-level="1"><text:bookmark-start text:name="_Toc402281711"/>Restrições<text:bookmark-end text:name="_Toc402281711"/></text:h>
        </text:list-item>
      </text:list>
      <text:p text:style-name="P8"><text:span text:style-name="T1"><text:tab/></text:span><text:span text:style-name="T2">Algumas restrições adotadas para o projeto deve ser consideradas:</text:span></text:p>
      <text:list xml:id="list170157224794302" text:continue-list="list3590046838990186663" text:style-name="L2">
        <text:list-item>
          <text:p text:style-name="P37">O tempo para a primeira entrega deve ser seguido a risca, para não atrasar as outras duas entregas.</text:p>
        </text:list-item>
        <text:list-item>
          <text:p text:style-name="P37">O serviço Web deverá ser implementado em Python, utilizando como o banco de dados o Mysql. Se o implementador tiver dúvidas sobre o funcionamento de alguma parte do projeto , deverá perguntar diretamente ao gerente.</text:p>
        </text:list-item>
        <text:list-item>
          <text:p text:style-name="P37">O tempo máximo para a primeira entrega será de duas semanas. Caso termine antes, deverá ser iniciada a próxima etapa para a segunda entrega.</text:p>
        </text:list-item>
      </text:list>
      <text:list xml:id="list170155526149764" text:continue-list="list170156056126879" text:style-name="WWNum1">
        <text:list-item>
          <text:h text:style-name="P40" text:outline-level="1"><text:bookmark-start text:name="_Toc402281712"/>Premissas<text:bookmark-end text:name="_Toc402281712"/></text:h>
        </text:list-item>
      </text:list>
      <text:p text:style-name="P7"><text:span text:style-name="T17"><text:tab/></text:span><text:span text:style-name="T18">Para a primeira entrega é preciso da disponibilidade do testador e cliente durante 4 horas semanais durante duas semanas. Se eles não estiverem disponíveis, provavelmente, a entrega será atrasada.</text:span>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11">Aprovações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0">Participante</text:p>
          </table:table-cell>
          <table:table-cell table:style-name="Tabela2.B2" office:value-type="string">
            <text:p text:style-name="P12">Assinatura</text:p>
          </table:table-cell>
          <table:table-cell table:style-name="Tabela2.C2" office:value-type="string">
            <text:p text:style-name="P12">Data</text:p>
          </table:table-cell>
        </table:table-row>
        <table:table-row table:style-name="Tabela2.3">
          <table:table-cell table:style-name="Tabela2.A2" office:value-type="string">
            <text:p text:style-name="P20">Patrocinador do Projeto</text:p>
          </table:table-cell>
          <table:table-cell table:style-name="Tabela2.B2" office:value-type="string">
            <text:p text:style-name="P13">Reginaldo Ré</text:p>
          </table:table-cell>
          <table:table-cell table:style-name="Tabela2.C2" office:value-type="string">
            <text:p text:style-name="P13">20/09/2016</text:p>
          </table:table-cell>
        </table:table-row>
        <table:table-row table:style-name="Tabela2.3">
          <table:table-cell table:style-name="Tabela2.A2" office:value-type="string">
            <text:p text:style-name="P20">Gerente do Projeto</text:p>
          </table:table-cell>
          <table:table-cell table:style-name="Tabela2.B4" office:value-type="string">
            <text:p text:style-name="P13">Noemi Pereira Scherer</text:p>
          </table:table-cell>
          <table:table-cell table:style-name="Tabela2.C2" office:value-type="string">
            <text:p text:style-name="P13">20/09/2016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Comments" style:family="paragraph" style:parent-style-name="Descrição" style:default-outline-level="">
      <style:text-properties style:font-name="Calibri" fo:font-family="Calibri" style:font-family-generic="roman" style:font-pitch="variable" fo:language="pt" fo:country="BR"/>
    </style:style>
    <style:style style:name="Table" style:family="paragraph" style:parent-style-name="Standard" style:default-outline-level="" style:class="extra">
      <style:text-properties style:font-name-asian="Times" style:font-family-asian="Times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 style:font-size-complex="8pt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7:09:58.817530421</meta:creation-date>
    <dc:date>2016-11-29T17:01:55.077984324</dc:date>
    <meta:editing-duration>PT1H12M25S</meta:editing-duration>
    <meta:editing-cycles>18</meta:editing-cycles>
    <meta:generator>LibreOffice/5.0.3.2$Linux_X86_64 LibreOffice_project/00m0$Build-2</meta:generator>
    <meta:document-statistic meta:table-count="2" meta:image-count="0" meta:object-count="0" meta:page-count="4" meta:paragraph-count="111" meta:word-count="1218" meta:character-count="7752" meta:non-whitespace-character-count="6652"/>
  </office:meta>
</office:document-meta>
</file>